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945cm" style:auto-text-indent="false"/>
      <style:text-properties style:font-name="Arial" fo:font-size="14pt" style:text-underline-style="none" fo:font-weight="normal" fo:background-color="#ffff0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background-color="#ffff00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-0.048cm" style:auto-text-indent="false">
        <style:tab-stops/>
      </style:paragraph-properties>
      <style:text-properties style:font-name="Arial"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.945cm" style:auto-text-indent="false"/>
      <style:text-properties style:font-name="Arial"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945cm" style:auto-text-indent="false"/>
      <style:text-properties style:font-name="Arial"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style:text-underline-style="none" fo:background-color="#ffff00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945cm" style:auto-text-indent="false"/>
      <style:text-properties style:font-name="Arial" fo:font-size="14pt" fo:background-color="transparen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Empresa i Entorn Econòmic</text:p>
      <text:p text:style-name="P9">PEC 3</text:p>
      <text:p text:style-name="P7"/>
      <text:p text:style-name="P7"/>
      <text:p text:style-name="P7">Exercici 3.1</text:p>
      <text:p text:style-name="P8"/>
      <text:p text:style-name="P8">El PIC de Luxemburg indica clarament que és un país ric, ja que supera amb escreix a la resta de països Europeus. El secret del seu gran PIB per capita és una densitat de població no gaire gran (per sota d'alemanya o Itàlia), un sector financer molt actiu i el fet de ser país seu de moltes multinacionals. També té un <text:span text:style-name="T5">gran nombre de treballadors fronterers (39% al 2004) que contribueixen al PIB però no són tinguts en compte com a part de la població resident utilitzada per calcular el PIB per habitant del país.</text:span></text:p>
      <text:p text:style-name="P17"/>
      <text:p text:style-name="P7">Exercici 3.2</text:p>
      <text:p text:style-name="P8"/>
      <text:p text:style-name="P8">Països com Finlàndia (100.69%) o Corea <text:s/>(100.15%) tenen un ràtio PNB/PIB molt proper al 100%. En el cas de Finlàndia (o extrapolable a un país desenvolupat) es pot dir que el capital produït pel país a l'estranger equipara el capital que es produeix al país per part d'empreses foranes. Ara bé, en el cas de Corea podem afirmar (tot i que la censura provoca falta de dades) que es deu a que la intervenció estrangera és pràcticament inexistent i a que la producció a l'estranger del país també ho és. Això es deu al govern que té el país: altament militaritzat i controlador.</text:p>
      <text:p text:style-name="P8">En el cas d'un país com Kiribati (157.2%) el fet que el ràtio sigui major que 100 ens indica una baixa participació de països estrangers en el país. Això és degut a la situació del país: poca superfície i recursos naturals a la vegada que extremadament pobre.</text:p>
      <text:p text:style-name="P8">Finalment Puerto Rico (67.15%) (que és territori dels EUA) presenta una gran inversió estrangera. Això es deu a que és un país que té mà d'obra barata i on en els últims anys s'hi ha instal·lat una gran quantitat de multinacionals (farmacèutiques, tèxtils, etc.).</text:p>
      <text:p text:style-name="P8"/>
      <text:p text:style-name="P7">Exercici 3.3</text:p>
      <text:p text:style-name="P8"/>
      <text:p text:style-name="P8"><text:span text:style-name="T2">Un país tancat (amb un antic règim comunista) tindria un PIB i un PNB molt semblants, ja que no hi ha intercanvi amb l'exterior (cas de Corea, per exemple). En el moment en que aquest país s'obre les empreses de fora </text:span><text:span text:style-name="T2">veuen una gran necessitat al país, la necessitat d'obtenir un alt nivell de vida que provoca la globalització. És per això que es barallen per obtenir i crear </text:span><text:soft-page-break/><text:span text:style-name="T2">mercat en el país. Aquest fet està recolzat pel fet de tenir molts recursos naturals (que en països més industrialitzats escassegen o és cara la seva </text:span><text:span text:style-name="T2">extracció).</text:span></text:p>
      <text:p text:style-name="P2">Per altra banda tenim que una part de la població té diners i fa inversions a altres països. Això compensa en certa manera el PNB sobre el PIB. A més cal tenir en compte que el fet que el país creixi molt ràpidament i tingui molts ingressos provoca que l'estat pugui invertir en empreses estrangeres per a finançar-se a llarg <text:span text:style-name="T5">termini</text:span> (cosa similar a la que fa Xina amb EU). Aquesta idea queda més reforçada sabent que la població està molt polaritzada en ciutats i el camp, això provoca un estalvi de inversió, ja que només s'inverteix en infraestructures en punts molt concrets del país.</text:p>
      <text:p text:style-name="P2">La conclusió a la que arribo és que el país tindrà un PIB més gran que el PNB debut a la gran presència d'empreses estrangeres però no serà una diferència molt gran. A la llarga es compensarà aquesta diferència gràcies al desenvolupament del país i a la implantació d'empreses a altres països.</text:p>
      <text:p text:style-name="P8"/>
      <text:p text:style-name="P7">Exercici 3.4</text:p>
      <text:p text:style-name="P8"/>
      <text:p text:style-name="P8">Efectivament les empreses tenen un país de procedència on tenen la seu. Totes les seves filials a altres països responen a la seu principal. Això però no vol dir que no sigui una empresa independent.</text:p>
      <text:p text:style-name="P8">En el cas de Sony tenim que inicialment l'empresa japonesa simplement comercialitzava els seus productes a Espanya a través d'altres empreses. Fins el dia que va comprar Kosmos Eléctrica S.A., una empresa espanyola, y va passar a dir-se Sony España S.A. Tot el capital de la empresa no pertany a Sony, inicialment només en va comprar el 50% i més tard va ampliar la compra. El que està clar és que hi ha empreses que pertanyen a Sony per tot el món però aquestes empreses no són japoneses, tot i respondre davant de la Sony japonesa.</text:p>
      <text:p text:style-name="P8">Similar és la situació de Danone, la qual és l'agrupació de diverses empreses més petites, de les quals participa principalment el grup francès, les quals produeixen productes i els distribueixen a cada país. És per això que tot i ser de la mateixa marca els productes de cada país es fabriquen normalment al propi país, per empreses diferents i fins i tot de forma diferent. Cas similar al de Coca-Cola, pels que hagin provat diferents productes arreu s'adonaran de la diferència.</text:p>
      <text:p text:style-name="P2"/>
      <text:p text:style-name="P6">Exercici 3.5</text:p>
      <text:p text:style-name="P2"/>
      <text:p text:style-name="P14">El PPP, a diferència del PIB té en conte la inflació així que elimina la il·lusió monetària lligada a la variació dels tipus de canvi. Així Noruega tot i tenir un alt PIB que el col·loca al lloc 24 segons el seu PIB, al tenir en conte els preus (inflació) la capacitat adquisitiva real dels seus habitants fa que <text:soft-page-break/>quedi a una posició força pitjor, la qual cosa indica que a més de ser un país “ric” també és un país “car”.</text:p>
      <text:p text:style-name="P3"/>
      <text:p text:style-name="P6">Exercici 3.6</text:p>
      <text:p text:style-name="P5"/>
      <text:p text:style-name="P15"><text:span text:style-name="T3">PIB en € constants</text:span> = PIB en € corrents / Deflactor del PIB * 100 </text:p>
      <text:p text:style-name="P4"/>
      <text:p text:style-name="P4"><text:span text:style-name="T4">PIB en € constants</text:span><text:span text:style-name="T5"> = 0.06 / (1 + IPC) * 100 = </text:span><text:span text:style-name="T4">5.36</text:span></text:p>
      <text:p text:style-name="P11"/>
      <text:p text:style-name="P11"><text:span text:style-name="T5">PIB en € constants = 5.36</text:span></text:p>
      <text:p text:style-name="P11"/>
      <text:p text:style-name="P14">El PIB en euros constants és més petit que no pas el PIB en euros corrents a causa de la inflació. Així, tot i que el país és més ric i ha crescut un 6%, el poder adquisitiu no ha augmentat en la mateixa proporció a causa de una inflació molt més elevada (12%).</text:p>
      <text:p text:style-name="P5"/>
      <text:p text:style-name="P6">Exercici 3.7</text:p>
      <text:p text:style-name="P12"/>
      <text:p text:style-name="P14">M'agradaria debatre sobre el concepte de nivell de vida. No estic d'acord en que els diners siguin proporcionals a la felicitat (tot i que hi ajuden). Hi ha països molt rics i amb tot tipus de serveis (com Finlàndia) que tenen una taxa de suïcidi molt elevada. A més també cal tenir el compte que moltes vegades el creixement econòmic d'un país és degut a guerres en les que ha participat (EEUU). També hi ha països on amb pocs diners viuen perfectament.</text:p>
      <text:p text:style-name="P14">És per això que crec que cal definir “nivell de vida” i què és millor, ser rics o tenir un millor nivell de vida.</text:p>
      <text:p text:style-name="P14"/>
      <text:p text:style-name="P14"/>
      <text:p text:style-name="P14"/>
      <text:p text:style-name="P14">Aquesta PEC s'ha realitzat en el grup format per:</text:p>
      <text:p text:style-name="P14"/>
      <text:p text:style-name="P14">Jose Cordero Rama</text:p>
      <text:p text:style-name="P14">David Guillen Fando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4pt" style:font-size-asian="14pt" style:font-size-complex="14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1.356cm" fo:margin-bottom="1.44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29cm" fo:margin-left="0cm" fo:margin-right="0cm" fo:margin-bottom="0.499cm"/>
      </style:header-style>
      <style:footer-style>
        <style:header-footer-properties svg:height="1.03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EC 2<text:tab/><text:tab/>David Guillen Fandos</text:p>
      </style:header>
      <style:footer>
        <text:p text:style-name="Footer"><text:tab/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10-02-24T13:13:01</meta:creation-date>
    <dc:date>2010-03-21T22:49:59</dc:date>
    <dc:creator>David Fandos</dc:creator>
    <meta:editing-duration>PT08H15M13S</meta:editing-duration>
    <meta:editing-cycles>116</meta:editing-cycles>
    <meta:generator>OpenOffice.org/3.1$Linux OpenOffice.org_project/310m19$Build-9420</meta:generator>
    <meta:document-statistic meta:table-count="0" meta:image-count="0" meta:object-count="0" meta:page-count="3" meta:paragraph-count="31" meta:word-count="1075" meta:character-count="5862"/>
  </office:meta>
</office:document-meta>
</file>